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a11b1" officeooo:paragraph-rsid="001a11b1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a11b1" officeooo:paragraph-rsid="001b2be0" style:font-size-asian="16pt" style:font-size-complex="16pt"/>
    </style:style>
    <style:style style:name="P3" style:family="paragraph" style:parent-style-name="Standard">
      <style:paragraph-properties fo:line-height="60%" fo:text-align="end" style:justify-single-word="false"/>
      <style:text-properties fo:font-size="16pt" officeooo:rsid="001a11b1" officeooo:paragraph-rsid="001a11b1" style:font-size-asian="16pt" style:font-size-complex="16pt"/>
    </style:style>
    <style:style style:name="P4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a11b1" style:font-size-asian="12pt" style:font-size-complex="12pt"/>
    </style:style>
    <style:style style:name="P5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c2a73" style:font-size-asian="12pt" style:font-size-complex="12pt"/>
    </style:style>
    <style:style style:name="P6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de728" style:font-size-asian="12pt" style:font-size-complex="12pt"/>
    </style:style>
    <style:style style:name="P7" style:family="paragraph" style:parent-style-name="Standard">
      <style:paragraph-properties fo:line-height="70%" fo:text-align="end" style:justify-single-word="false"/>
      <style:text-properties fo:font-size="12pt" officeooo:rsid="001a11b1" officeooo:paragraph-rsid="001c2a73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officeooo:rsid="001b2be0"/>
    </style:style>
    <style:style style:name="T2" style:family="text">
      <style:text-properties fo:font-size="18pt" style:font-size-asian="18pt" style:font-size-complex="18pt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41"/></text:p>
      <text:p text:style-name="P4"><draw:line text:anchor-type="paragraph" draw:z-index="0" draw:style-name="gr1" draw:text-style-name="P8" svg:x1="1.847cm" svg:y1="0.346cm" svg:x2="19.569cm" svg:y2="0.376cm"><text:p/></draw:line>Nome: </text:p>
      <text:p text:style-name="P4"/>
      <text:p text:style-name="P4">Evangélico: ( <text:span text:style-name="T1">) Sim</text:span> <text:s/>( ) Não</text:p>
      <text:p text:style-name="P4"/>
      <text:p text:style-name="P4"><draw:line text:anchor-type="paragraph" draw:z-index="1" draw:style-name="gr1" draw:text-style-name="P8" svg:x1="1.757cm" svg:y1="0.346cm" svg:x2="19.479cm" svg:y2="0.376cm"><text:p/></draw:line>Igreja:</text:p>
      <text:p text:style-name="P4"/>
      <text:p text:style-name="P4"><draw:line text:anchor-type="paragraph" draw:z-index="2" draw:style-name="gr1" draw:text-style-name="P8" svg:x1="1.755cm" svg:y1="0.282cm" svg:x2="19.477cm" svg:y2="0.312cm"><text:p/></draw:line>Cargo:</text:p>
      <text:p text:style-name="P4"/>
      <text:p text:style-name="P7"><text:s text:c="41"/></text:p>
      <text:p text:style-name="P5"><draw:line text:anchor-type="paragraph" draw:z-index="3" draw:style-name="gr1" draw:text-style-name="P8" svg:x1="1.847cm" svg:y1="0.346cm" svg:x2="19.569cm" svg:y2="0.376cm"><text:p/></draw:line>Nome: </text:p>
      <text:p text:style-name="P5"/>
      <text:p text:style-name="P5">Evangélico: ( <text:span text:style-name="T1">) Sim</text:span> <text:s/>( ) Não</text:p>
      <text:p text:style-name="P5"/>
      <text:p text:style-name="P5"><draw:line text:anchor-type="paragraph" draw:z-index="4" draw:style-name="gr1" draw:text-style-name="P8" svg:x1="1.757cm" svg:y1="0.346cm" svg:x2="19.479cm" svg:y2="0.376cm"><text:p/></draw:line>Igreja:</text:p>
      <text:p text:style-name="P5"/>
      <text:p text:style-name="P5"><draw:line text:anchor-type="paragraph" draw:z-index="5" draw:style-name="gr1" draw:text-style-name="P8" svg:x1="1.755cm" svg:y1="0.282cm" svg:x2="19.477cm" svg:y2="0.312cm"><text:p/></draw:line>Cargo:</text:p>
      <text:p text:style-name="P5"/>
      <text:p text:style-name="P7"><text:s text:c="41"/></text:p>
      <text:p text:style-name="P5"><draw:line text:anchor-type="paragraph" draw:z-index="6" draw:style-name="gr1" draw:text-style-name="P8" svg:x1="1.847cm" svg:y1="0.346cm" svg:x2="19.569cm" svg:y2="0.376cm"><text:p/></draw:line>Nome: </text:p>
      <text:p text:style-name="P5"/>
      <text:p text:style-name="P5">Evangélico: ( <text:span text:style-name="T1">) Sim</text:span> <text:s/>( ) Não</text:p>
      <text:p text:style-name="P5"/>
      <text:p text:style-name="P5"><draw:line text:anchor-type="paragraph" draw:z-index="7" draw:style-name="gr1" draw:text-style-name="P8" svg:x1="1.757cm" svg:y1="0.346cm" svg:x2="19.479cm" svg:y2="0.376cm"><text:p/></draw:line>Igreja:</text:p>
      <text:p text:style-name="P5"/>
      <text:p text:style-name="P5"><draw:line text:anchor-type="paragraph" draw:z-index="8" draw:style-name="gr1" draw:text-style-name="P8" svg:x1="1.755cm" svg:y1="0.282cm" svg:x2="19.477cm" svg:y2="0.312cm"><text:p/></draw:line>Cargo:</text:p>
      <text:p text:style-name="P5"/>
      <text:p text:style-name="P7"><text:s text:c="41"/></text:p>
      <text:p text:style-name="P5"><draw:line text:anchor-type="paragraph" draw:z-index="9" draw:style-name="gr1" draw:text-style-name="P8" svg:x1="1.847cm" svg:y1="0.346cm" svg:x2="19.569cm" svg:y2="0.376cm"><text:p/></draw:line>Nome: </text:p>
      <text:p text:style-name="P5"/>
      <text:p text:style-name="P5">Evangélico: ( <text:span text:style-name="T1">) Sim</text:span> <text:s/>( ) Não</text:p>
      <text:p text:style-name="P5"/>
      <text:p text:style-name="P5"><draw:line text:anchor-type="paragraph" draw:z-index="10" draw:style-name="gr1" draw:text-style-name="P8" svg:x1="1.757cm" svg:y1="0.346cm" svg:x2="19.479cm" svg:y2="0.376cm"><text:p/></draw:line>Igreja:</text:p>
      <text:p text:style-name="P5"/>
      <text:p text:style-name="P5"><draw:line text:anchor-type="paragraph" draw:z-index="11" draw:style-name="gr1" draw:text-style-name="P8" svg:x1="1.755cm" svg:y1="0.282cm" svg:x2="19.477cm" svg:y2="0.312cm"><text:p/></draw:line>Cargo:</text:p>
      <text:p text:style-name="P5"/>
      <text:p text:style-name="P7"><text:s text:c="41"/></text:p>
      <text:p text:style-name="P5"><draw:line text:anchor-type="paragraph" draw:z-index="12" draw:style-name="gr1" draw:text-style-name="P8" svg:x1="1.847cm" svg:y1="0.346cm" svg:x2="19.569cm" svg:y2="0.376cm"><text:p/></draw:line>Nome: </text:p>
      <text:p text:style-name="P5"/>
      <text:p text:style-name="P5">Evangélico: ( <text:span text:style-name="T1">) Sim</text:span> <text:s/>( ) Não</text:p>
      <text:p text:style-name="P5"/>
      <text:p text:style-name="P5"><draw:line text:anchor-type="paragraph" draw:z-index="13" draw:style-name="gr1" draw:text-style-name="P8" svg:x1="1.757cm" svg:y1="0.346cm" svg:x2="19.479cm" svg:y2="0.376cm"><text:p/></draw:line>Igreja:</text:p>
      <text:p text:style-name="P5"/>
      <text:p text:style-name="P5"><draw:line text:anchor-type="paragraph" draw:z-index="14" draw:style-name="gr1" draw:text-style-name="P8" svg:x1="1.755cm" svg:y1="0.282cm" svg:x2="19.477cm" svg:y2="0.312cm"><text:p/></draw:line>Cargo:</text:p>
      <text:p text:style-name="P5"/>
      <text:p text:style-name="P7"><text:s text:c="41"/></text:p>
      <text:p text:style-name="P5"><draw:line text:anchor-type="paragraph" draw:z-index="15" draw:style-name="gr1" draw:text-style-name="P8" svg:x1="1.847cm" svg:y1="0.346cm" svg:x2="19.569cm" svg:y2="0.376cm"><text:p/></draw:line>Nome: </text:p>
      <text:p text:style-name="P5"/>
      <text:p text:style-name="P5">Evangélico: ( <text:span text:style-name="T1">) Sim</text:span> <text:s/>( ) Não</text:p>
      <text:p text:style-name="P5"/>
      <text:p text:style-name="P5"><draw:line text:anchor-type="paragraph" draw:z-index="16" draw:style-name="gr1" draw:text-style-name="P8" svg:x1="1.757cm" svg:y1="0.346cm" svg:x2="19.479cm" svg:y2="0.376cm"><text:p/></draw:line>Igreja:</text:p>
      <text:p text:style-name="P5"/>
      <text:p text:style-name="P5"><draw:line text:anchor-type="paragraph" draw:z-index="17" draw:style-name="gr1" draw:text-style-name="P8" svg:x1="1.755cm" svg:y1="0.282cm" svg:x2="19.477cm" svg:y2="0.312cm"><text:p/></draw:line><draw:line text:anchor-type="paragraph" draw:z-index="18" draw:style-name="gr1" draw:text-style-name="P8" svg:x1="1.755cm" svg:y1="0.282cm" svg:x2="19.477cm" svg:y2="0.312cm"><text:p/></draw:line>Cargo:</text:p>
      <text:p text:style-name="P5"/>
      <text:p text:style-name="P6"><draw:line text:anchor-type="paragraph" draw:z-index="19" draw:style-name="gr1" draw:text-style-name="P8" svg:x1="1.847cm" svg:y1="0.346cm" svg:x2="19.569cm" svg:y2="0.376cm"><text:p/></draw:line>Nome: </text:p>
      <text:p text:style-name="P6"/>
      <text:p text:style-name="P6">Evangélico: ( <text:span text:style-name="T1">) Sim</text:span> <text:s/>( ) Não</text:p>
      <text:p text:style-name="P6"/>
      <text:p text:style-name="P6"><draw:line text:anchor-type="paragraph" draw:z-index="20" draw:style-name="gr1" draw:text-style-name="P8" svg:x1="1.757cm" svg:y1="0.346cm" svg:x2="19.479cm" svg:y2="0.376cm"><text:p/></draw:line>Igreja:</text:p>
      <text:p text:style-name="P6"/>
      <text:p text:style-name="P6"><draw:line text:anchor-type="paragraph" draw:z-index="21" draw:style-name="gr1" draw:text-style-name="P8" svg:x1="1.755cm" svg:y1="0.282cm" svg:x2="19.477cm" svg:y2="0.312cm"><text:p/></draw:line><draw:line text:anchor-type="paragraph" draw:z-index="22" draw:style-name="gr1" draw:text-style-name="P8" svg:x1="1.755cm" svg:y1="0.282cm" svg:x2="19.477cm" svg:y2="0.312cm"><text:p/></draw:line>Cargo:</text:p>
      <text:p text:style-name="P6"/>
      <text:p text:style-name="P6"><draw:line text:anchor-type="paragraph" draw:z-index="23" draw:style-name="gr1" draw:text-style-name="P8" svg:x1="1.847cm" svg:y1="0.346cm" svg:x2="19.569cm" svg:y2="0.376cm"><text:p/></draw:line>Nome: </text:p>
      <text:p text:style-name="P6"/>
      <text:p text:style-name="P6">Evangélico: ( <text:span text:style-name="T1">) Sim</text:span> <text:s/>( ) Não</text:p>
      <text:p text:style-name="P6"/>
      <text:p text:style-name="P6"><draw:line text:anchor-type="paragraph" draw:z-index="24" draw:style-name="gr1" draw:text-style-name="P8" svg:x1="1.757cm" svg:y1="0.346cm" svg:x2="19.479cm" svg:y2="0.376cm"><text:p/></draw:line>Igreja:</text:p>
      <text:p text:style-name="P6"/>
      <text:p text:style-name="P6"><draw:line text:anchor-type="paragraph" draw:z-index="25" draw:style-name="gr1" draw:text-style-name="P8" svg:x1="1.755cm" svg:y1="0.282cm" svg:x2="19.477cm" svg:y2="0.312cm"><text:p/></draw:line><draw:line text:anchor-type="paragraph" draw:z-index="26" draw:style-name="gr1" draw:text-style-name="P8" svg:x1="1.755cm" svg:y1="0.282cm" svg:x2="19.477cm" svg:y2="0.312cm"><text:p/></draw:line>Cargo:</text:p>
      <text:p text:style-name="P6"/>
      <text:p text:style-name="P6"><draw:line text:anchor-type="paragraph" draw:z-index="27" draw:style-name="gr1" draw:text-style-name="P8" svg:x1="1.847cm" svg:y1="0.346cm" svg:x2="19.569cm" svg:y2="0.376cm"><text:p/></draw:line>Nome: </text:p>
      <text:p text:style-name="P6"/>
      <text:p text:style-name="P6">Evangélico: ( <text:span text:style-name="T1">) Sim</text:span> <text:s/>( ) Não</text:p>
      <text:p text:style-name="P6"/>
      <text:p text:style-name="P6"><draw:line text:anchor-type="paragraph" draw:z-index="28" draw:style-name="gr1" draw:text-style-name="P8" svg:x1="1.757cm" svg:y1="0.346cm" svg:x2="19.479cm" svg:y2="0.376cm"><text:p/></draw:line>Igreja:</text:p>
      <text:p text:style-name="P6"/>
      <text:p text:style-name="P6"><draw:line text:anchor-type="paragraph" draw:z-index="29" draw:style-name="gr1" draw:text-style-name="P8" svg:x1="1.755cm" svg:y1="0.282cm" svg:x2="19.477cm" svg:y2="0.312cm"><text:p/></draw:line><draw:line text:anchor-type="paragraph" draw:z-index="30" draw:style-name="gr1" draw:text-style-name="P8" svg:x1="1.755cm" svg:y1="0.282cm" svg:x2="19.477cm" svg:y2="0.312cm"><text:p/></draw:line>Carg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6pt" officeooo:rsid="001a11b1" officeooo:paragraph-rsid="001b2be0" style:font-size-asian="16pt" style:font-size-complex="16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01b2be0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ITANTES <text:s/></text:span><text:s text:c="32"/><text:span text:style-name="MT2">Data</text:span>: <text:s text:c="7"/>/ <text:s text:c="7"/>/ <text:s text:c="1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vidado </meta:initial-creator>
    <meta:creation-date>2015-10-05T23:01:32.797174013</meta:creation-date>
    <dc:date>2015-10-10T13:00:12.454018872</dc:date>
    <dc:creator>lazarone </dc:creator>
    <meta:editing-duration>PT24M10S</meta:editing-duration>
    <meta:editing-cycles>5</meta:editing-cycles>
    <meta:generator>LibreOffice/4.4.2.2$Linux_x86 LibreOffice_project/40m0$Build-2</meta:generator>
    <meta:printed-by>lazarone </meta:printed-by>
    <meta:print-date>2015-10-10T12:58:36.568170817</meta:print-date>
    <meta:document-statistic meta:table-count="0" meta:image-count="0" meta:object-count="0" meta:page-count="1" meta:paragraph-count="43" meta:word-count="94" meta:character-count="748" meta:non-whitespace-character-count="368"/>
  </office:meta>
</office:document-meta>
</file>